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wrap-option="no-wrap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1.125cm"/>
    </style:style>
    <style:style style:name="gr6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7" style:family="paragraph">
      <style:paragraph-properties fo:margin-left="0.6cm" fo:margin-right="0cm" fo:text-indent="-0.6cm"/>
    </style:style>
    <style:style style:name="T1" style:family="text">
      <style:text-properties fo:font-family="'Nimbus Sans L'" style:font-family-generic="roman" style:font-pitch="variable" fo:font-size="10pt" style:font-family-asian="'DejaVu Sans'" style:font-style-name-asian="Condensed" style:font-family-generic-asian="swiss" style:font-pitch-asian="variable" style:font-size-asian="10pt" style:font-family-complex="'DejaVu Sans'" style:font-style-name-complex="Condensed" style:font-family-generic-complex="swiss" style:font-pitch-complex="variable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'DejaVu Sans'" style:font-style-name="Condensed" style:font-family-generic="swiss" style:font-pitch="variable" fo:font-size="10pt" style:font-family-asian="'DejaVu Sans'" style:font-style-name-asian="Condensed" style:font-family-generic-asian="swiss" style:font-pitch-asian="variable" style:font-size-asian="10pt" style:font-family-complex="'DejaVu Sans'" style:font-style-name-complex="Condensed" style:font-family-generic-complex="swiss" style:font-pitch-complex="variable" style:font-size-complex="10pt"/>
    </style:style>
    <style:style style:name="T4" style:family="text">
      <style:text-properties style:text-position="-33% 58%" fo:font-family="'Nimbus Sans L'" style:font-family-generic="roman" style:font-pitch="variable" fo:font-size="10pt" style:font-family-asian="'DejaVu Sans'" style:font-style-name-asian="Condensed" style:font-family-generic-asian="swiss" style:font-pitch-asian="variable" style:font-size-asian="10pt" style:font-family-complex="'DejaVu Sans'" style:font-style-name-complex="Condensed" style:font-family-generic-complex="swiss" style:font-pitch-complex="variable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2.54cm" svg:height="1.905cm" svg:x="7.425cm" svg:y="3.91cm">
          <text:p text:style-name="P1"><text:span text:style-name="T1">Linux OSS Audio 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2" draw:layer="layout" svg:width="2.54cm" svg:height="1.905cm" svg:x="10.735cm" svg:y="3.91cm">
          <text:p text:style-name="P1"><text:span text:style-name="T1">Pulse</text:span></text:p>
          <text:p text:style-name="P1"><text:span text:style-name="T1">Gener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4" draw:layer="layout" svg:width="2.54cm" svg:height="1.905cm" svg:x="17.27cm" svg:y="3.91cm">
          <text:p text:style-name="P1"><text:span text:style-name="T1">Multiplicative</text:span></text:p>
          <text:p text:style-name="P1"><text:span text:style-name="T1">Effec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5" draw:layer="layout" svg:width="2.54cm" svg:height="1.905cm" svg:x="7.485cm" svg:y="6.985cm">
          <text:p text:style-name="P1"><text:span text:style-name="T1">Additive</text:span></text:p>
          <text:p text:style-name="P1"><text:span text:style-name="T1">Effec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3" draw:layer="layout" svg:width="2.54cm" svg:height="1.905cm" svg:x="14.03cm" svg:y="3.91cm">
          <text:p text:style-name="P1"><text:span text:style-name="T1">Modul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6" draw:layer="layout" svg:width="2.54cm" svg:height="1.905cm" svg:x="10.725cm" svg:y="6.985cm">
          <text:p text:style-name="P1"><text:span text:style-name="T1">De-Modul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7" draw:layer="layout" svg:width="2.54cm" svg:height="1.905cm" svg:x="13.965cm" svg:y="6.985cm">
          <text:p text:style-name="P1"><text:span text:style-name="T1">Decision</text:span></text:p>
          <text:p text:style-name="P1"><text:span text:style-name="T1">De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8" draw:layer="layout" svg:width="2.54cm" svg:height="1.905cm" svg:x="17.205cm" svg:y="6.985cm">
          <text:p text:style-name="P1"><text:span text:style-name="T1">Linux OSS</text:span></text:p>
          <text:p text:style-name="P1"><text:span text:style-name="T1">Audio O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9.965cm" svg:y1="4.862cm" svg:x2="10.735cm" svg:y2="4.862cm" draw:start-shape="id1" draw:start-glue-point="7" draw:end-shape="id2" draw:end-glue-point="5">
          <text:p text:style-name="P4"/>
        </draw:connector>
        <draw:connector draw:style-name="gr3" draw:text-style-name="P3" draw:layer="layout" svg:x1="13.275cm" svg:y1="4.862cm" svg:x2="14.03cm" svg:y2="4.862cm" draw:start-shape="id2" draw:start-glue-point="7" draw:end-shape="id3" draw:end-glue-point="5">
          <text:p text:style-name="P4"/>
        </draw:connector>
        <draw:connector draw:style-name="gr3" draw:text-style-name="P3" draw:layer="layout" svg:x1="16.57cm" svg:y1="4.862cm" svg:x2="17.17cm" svg:y2="4.862cm" draw:start-shape="id3" draw:start-glue-point="7">
          <text:p text:style-name="P4"/>
        </draw:connector>
        <draw:connector draw:style-name="gr3" draw:text-style-name="P3" draw:layer="layout" svg:x1="19.81cm" svg:y1="4.862cm" svg:x2="7.485cm" svg:y2="7.937cm" draw:start-shape="id4" draw:start-glue-point="7" draw:end-shape="id5" draw:end-glue-point="5">
          <text:p text:style-name="P4"/>
        </draw:connector>
        <draw:connector draw:style-name="gr3" draw:text-style-name="P3" draw:layer="layout" svg:x1="10.025cm" svg:y1="7.937cm" svg:x2="10.625cm" svg:y2="7.937cm" draw:start-shape="id5" draw:start-glue-point="7">
          <text:p text:style-name="P4"/>
        </draw:connector>
        <draw:connector draw:style-name="gr3" draw:text-style-name="P3" draw:layer="layout" svg:x1="13.265cm" svg:y1="7.937cm" svg:x2="13.965cm" svg:y2="7.937cm" draw:start-shape="id6" draw:start-glue-point="7" draw:end-shape="id7" draw:end-glue-point="5">
          <text:p text:style-name="P4"/>
        </draw:connector>
        <draw:connector draw:style-name="gr3" draw:text-style-name="P3" draw:layer="layout" svg:x1="16.505cm" svg:y1="7.937cm" svg:x2="17.205cm" svg:y2="7.937cm" draw:start-shape="id7" draw:start-glue-point="7" draw:end-shape="id8" draw:end-glue-point="5">
          <text:p text:style-name="P4"/>
        </draw:connector>
        <draw:frame draw:style-name="gr4" draw:text-style-name="P5" draw:layer="layout" svg:width="2.233cm" svg:height="1.133cm" svg:x="5.9cm" svg:y="11.466cm">
          <draw:text-box>
            <text:p text:style-name="P4"><text:span text:style-name="T2">OSS Audio</text:span></text:p>
            <text:p text:style-name="P4"><text:span text:style-name="T2">/dev/audio</text:span></text:p>
          </draw:text-box>
        </draw:frame>
        <draw:frame draw:style-name="gr4" draw:text-style-name="P5" draw:layer="layout" svg:width="3.779cm" svg:height="1.574cm" svg:x="8.54cm" svg:y="11.531cm">
          <draw:text-box>
            <text:p text:style-name="P4"><text:span text:style-name="T2">Options:</text:span></text:p>
            <text:p text:style-name="P4"><text:span text:style-name="T2">Rectangular Pulse</text:span></text:p>
            <text:p text:style-name="P4"><text:span text:style-name="T2">Raised-Cosine Pulse</text:span></text:p>
          </draw:text-box>
        </draw:frame>
        <draw:frame draw:style-name="gr4" draw:text-style-name="P5" draw:layer="layout" svg:width="2.322cm" svg:height="4.16cm" svg:x="12.645cm" svg:y="11.43cm">
          <draw:text-box>
            <text:p text:style-name="P4"><text:span text:style-name="T2">Options:</text:span></text:p>
            <text:p text:style-name="P4"><text:span text:style-name="T2">ASK</text:span></text:p>
            <text:p text:style-name="P4"><text:span text:style-name="T2">FSK</text:span></text:p>
            <text:p text:style-name="P4"><text:span text:style-name="T2">PAM</text:span></text:p>
            <text:p text:style-name="P4"><text:span text:style-name="T2">QAM</text:span></text:p>
            <text:p text:style-name="P4"><text:span text:style-name="T2"/></text:p>
            <text:p text:style-name="P4"><text:span text:style-name="T2">Variables:</text:span></text:p>
            <text:p text:style-name="P4"><text:span text:style-name="T3">Frequency</text:span></text:p>
            <text:p text:style-name="P4"><text:span text:style-name="T3">Amplitude</text:span></text:p>
          </draw:text-box>
        </draw:frame>
        <draw:frame draw:style-name="gr4" draw:text-style-name="P5" draw:layer="layout" svg:width="3.63cm" svg:height="2.897cm" svg:x="15.135cm" svg:y="11.466cm">
          <draw:text-box>
            <text:p text:style-name="P4"><text:span text:style-name="T2">Options:</text:span></text:p>
            <text:p text:style-name="P4"><text:span text:style-name="T2">Fading</text:span></text:p>
            <text:p text:style-name="P4"><text:span text:style-name="T2">-Flat/Freq. Selective</text:span></text:p>
            <text:p text:style-name="P4"><text:span text:style-name="T2">-Fast/Slow</text:span></text:p>
            <text:p text:style-name="P4"><text:span text:style-name="T2">Propagation</text:span></text:p>
            <text:p text:style-name="P4"><text:span text:style-name="T2">n=2,3,4</text:span></text:p>
          </draw:text-box>
        </draw:frame>
        <draw:frame draw:style-name="gr4" draw:text-style-name="P5" draw:layer="layout" svg:width="1.81cm" svg:height="1.133cm" svg:x="19.145cm" svg:y="11.43cm">
          <draw:text-box>
            <text:p text:style-name="P4"><text:span text:style-name="T2">Options:</text:span></text:p>
            <text:p text:style-name="P4"><text:span text:style-name="T2">AWGN</text:span></text:p>
          </draw:text-box>
        </draw:frame>
        <draw:frame draw:style-name="gr5" draw:text-style-name="P1" draw:layer="layout" svg:width="2.364cm" svg:height="1.375cm" svg:x="5.641cm" svg:y="13.766cm">
          <draw:text-box>
            <text:p text:style-name="P1"><text:span text:style-name="T3">μ</text:span><text:span text:style-name="T1">-Law PCM</text:span></text:p>
            <text:p text:style-name="P1"><text:span text:style-name="T1">22kHz f</text:span><text:span text:style-name="T4">s</text:span></text:p>
          </draw:text-box>
        </draw:frame>
        <draw:custom-shape draw:style-name="gr6" draw:text-style-name="P3" draw:layer="layout" svg:width="6.985cm" svg:height="3.61cm" svg:x="10.16cm" svg:y="2.54cm">
          <text:p text:style-name="P4"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81cm" svg:height="0.692cm" svg:x="12.065cm" svg:y="2.74cm">
          <draw:text-box>
            <text:p text:style-name="P6"><text:span text:style-name="T2">Symbol Dictionary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initial-creator>Joe Peterson</meta:initial-creator>
    <meta:creation-date>2008-03-01T09:58:49</meta:creation-date>
    <dc:creator>Joe Peterson</dc:creator>
    <dc:date>2008-04-29T07:16:00</dc:date>
    <meta:editing-cycles>5</meta:editing-cycles>
    <meta:editing-duration>PT4H34M45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